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class Solution {</text:p>
      <text:p text:style-name="P1"><text:s text:c="4"/>public int firstUniqChar(String s) {</text:p>
      <text:p text:style-name="P1"><text:s text:c="8"/>HashMap &lt;Character, Integer&gt; map = new HashMap&lt;&gt;();</text:p>
      <text:p text:style-name="P1"><text:s text:c="8"/>for (int i=0; i&lt;s.length();i++){</text:p>
      <text:p text:style-name="P1"><text:s text:c="12"/>char t = s.charAt(i);</text:p>
      <text:p text:style-name="P1"><text:s text:c="12"/>if(map.containsKey(t)){</text:p>
      <text:p text:style-name="P1"><text:s text:c="16"/>map.put(t,map.get(t)+1);</text:p>
      <text:p text:style-name="P1"><text:s text:c="12"/>}</text:p>
      <text:p text:style-name="P1"><text:s text:c="12"/>else map.put(t,1);</text:p>
      <text:p text:style-name="P1"><text:s text:c="8"/>}</text:p>
      <text:p text:style-name="P1"><text:s text:c="8"/>for(int j=0; j&lt;s.length();j++)</text:p>
      <text:p text:style-name="P1"><text:s text:c="8"/>{</text:p>
      <text:p text:style-name="P1"><text:s text:c="12"/>if(map.get(s.charAt(j)) == 1)</text:p>
      <text:p text:style-name="P1"><text:s text:c="12"/>{</text:p>
      <text:p text:style-name="P1"><text:s text:c="16"/>return j;</text:p>
      <text:p text:style-name="P1"><text:s text:c="12"/>}</text:p>
      <text:p text:style-name="P1"><text:s text:c="8"/>}</text:p>
      <text:p text:style-name="P1"><text:s text:c="4"/>return -1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5</meta:generator>
  </office:meta>
</office:document-meta>
</file>